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TERRAIN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50 DRAGON_DANCE ; 53 IRON_TAIL ; 54 RAIN_DANCE ; 56 AQUA_JET ; 58 HYPER_BEAM ; 60 HURRICANE ; 61 STEEL_WING ; 62 ROOST ; 63 AIR_SLASH ; 64 HORN_DRILL ; 65 AIR_CUTTER ; 66 ZAP_CANNON ; 67 SUPERPOWER ; 68 FIRE_PUNCH ; 69 THUNDERPUNCH ; 70 ICE_PUNCH ; 71 ROCK_TOMB ; 72 HEAT_WAVE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80 SUPERPOWER ; 85 HYPER_BEAM ; 90 ZAP_CANNON ; 95 METEOR_MASH ; 100 THUNDERPUNC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HAIL ; 64 RAIN_DANCE ; 66 SUNNY_DAY ; 68 AERIAL_ACE ; 70 SOLARBEAM ; 72 BLIZZARD ; 74 THUNDER ; 76 FLARE_BLITZ ; 78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9">00/00/0000</text:date>, <text:time style:data-style-name="N2" text:time-value="01:39:04.791333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1-29T01:40:50.020137909</dc:date>
    <meta:editing-duration>P48DT8H46M19S</meta:editing-duration>
    <meta:editing-cycles>467</meta:editing-cycles>
    <dc:creator>Michael </dc:creator>
    <meta:document-statistic meta:table-count="2" meta:cell-count="5450" meta:object-count="0"/>
  </office:meta>
</office:document-meta>
</file>